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sensor1</text:p>
          </table:table-cell>
          <table:table-cell table:style-name="Default" office:value-type="string" calcext:value-type="string">
            <text:p>sensor2</text:p>
          </table:table-cell>
          <table:table-cell table:style-name="Default" office:value-type="string" calcext:value-type="string">
            <text:p>sensor3</text:p>
          </table:table-cell>
          <table:table-cell table:style-name="Default" office:value-type="string" calcext:value-type="string">
            <text:p>sensor4</text:p>
          </table:table-cell>
          <table:table-cell table:style-name="Default" office:value-type="string" calcext:value-type="string">
            <text:p>sensor5</text:p>
          </table:table-cell>
          <table:table-cell table:style-name="Default" office:value-type="string" calcext:value-type="string">
            <text:p>sensor6</text:p>
          </table:table-cell>
        </table:table-row>
        <table:table-row table:style-name="ro1">
          <table:table-cell office:value-type="time" office:time-value="PT06H00M00S" calcext:value-type="time">
            <text:p>06:00:00</text:p>
          </table:table-cell>
          <table:table-cell office:value-type="float" office:value="14.3" calcext:value-type="float">
            <text:p>14,3</text:p>
          </table:table-cell>
          <table:table-cell table:formula="of:=[.B2] * (1 + RAND() / 10 -0.05)" office:value-type="float" office:value="13.6959644473898" calcext:value-type="float">
            <text:p>13,7</text:p>
          </table:table-cell>
          <table:table-cell table:formula="of:=[.B2] * (1 + RAND() / 10 -0.045)" office:value-type="float" office:value="14.1516987411635" calcext:value-type="float">
            <text:p>14,2</text:p>
          </table:table-cell>
          <table:table-cell table:formula="of:=[.B2] * (1 + RAND() / 10 -0.03)" office:value-type="float" office:value="14.2560112396896" calcext:value-type="float">
            <text:p>14,3</text:p>
          </table:table-cell>
          <table:table-cell table:formula="of:=[.B2] * (1 + RAND() / 10 -0.08)" office:value-type="float" office:value="13.4933727383447" calcext:value-type="float">
            <text:p>13,5</text:p>
          </table:table-cell>
          <table:table-cell table:formula="of:=[.B2] * (1 + RAND() / 10 -0.065)" office:value-type="float" office:value="13.6272901931958" calcext:value-type="float">
            <text:p>13,6</text:p>
          </table:table-cell>
        </table:table-row>
        <table:table-row table:style-name="ro1">
          <table:table-cell office:value-type="time" office:time-value="PT06H15M00S" calcext:value-type="time">
            <text:p>06:15:00</text:p>
          </table:table-cell>
          <table:table-cell table:formula="of:=[.B2]*1.012" office:value-type="float" office:value="14.4716" calcext:value-type="float">
            <text:p>14,5</text:p>
          </table:table-cell>
          <table:table-cell table:formula="of:=[.B3] * (1 + RAND() / 10 -0.05)" office:value-type="float" office:value="14.5443275158991" calcext:value-type="float">
            <text:p>14,5</text:p>
          </table:table-cell>
          <table:table-cell table:formula="of:=[.B3] * (1 + RAND() / 10 -0.045)" office:value-type="float" office:value="13.9781902317131" calcext:value-type="float">
            <text:p>14,0</text:p>
          </table:table-cell>
          <table:table-cell table:formula="of:=[.B3] * (1 + RAND() / 10 -0.03)" office:value-type="float" office:value="14.9710864779056" calcext:value-type="float">
            <text:p>15,0</text:p>
          </table:table-cell>
          <table:table-cell table:formula="of:=[.B3] * (1 + RAND() / 10 -0.08)" office:value-type="float" office:value="14.5107364690112" calcext:value-type="float">
            <text:p>14,5</text:p>
          </table:table-cell>
          <table:table-cell table:formula="of:=[.B3] * (1 + RAND() / 10 -0.065)" office:value-type="float" office:value="14.6906601684779" calcext:value-type="float">
            <text:p>14,7</text:p>
          </table:table-cell>
        </table:table-row>
        <table:table-row table:style-name="ro1">
          <table:table-cell office:value-type="time" office:time-value="PT06H30M00S" calcext:value-type="time">
            <text:p>06:30:00</text:p>
          </table:table-cell>
          <table:table-cell table:formula="of:=[.B3]*1.012" office:value-type="float" office:value="14.6452592" calcext:value-type="float">
            <text:p>14,6</text:p>
          </table:table-cell>
          <table:table-cell table:formula="of:=[.B4] * (1 + RAND() / 10 -0.05)" office:value-type="float" office:value="15.1434075282974" calcext:value-type="float">
            <text:p>15,1</text:p>
          </table:table-cell>
          <table:table-cell table:formula="of:=[.B4] * (1 + RAND() / 10 -0.045)" office:value-type="float" office:value="14.7830012620289" calcext:value-type="float">
            <text:p>14,8</text:p>
          </table:table-cell>
          <table:table-cell table:formula="of:=[.B4] * (1 + RAND() / 10 -0.03)" office:value-type="float" office:value="15.2517239084148" calcext:value-type="float">
            <text:p>15,3</text:p>
          </table:table-cell>
          <table:table-cell table:formula="of:=[.B4] * (1 + RAND() / 10 -0.08)" office:value-type="float" office:value="14.0168816064808" calcext:value-type="float">
            <text:p>14,0</text:p>
          </table:table-cell>
          <table:table-cell table:formula="of:=[.B4] * (1 + RAND() / 10 -0.065)" office:value-type="float" office:value="14.1578597891203" calcext:value-type="float">
            <text:p>14,2</text:p>
          </table:table-cell>
        </table:table-row>
        <table:table-row table:style-name="ro1">
          <table:table-cell office:value-type="time" office:time-value="PT06H45M00S" calcext:value-type="time">
            <text:p>06:45:00</text:p>
          </table:table-cell>
          <table:table-cell table:formula="of:=[.B4]*1.012" office:value-type="float" office:value="14.8210023104" calcext:value-type="float">
            <text:p>14,8</text:p>
          </table:table-cell>
          <table:table-cell table:formula="of:=[.B5] * (1 + RAND() / 10 -0.05)" office:value-type="float" office:value="14.5440116216585" calcext:value-type="float">
            <text:p>14,5</text:p>
          </table:table-cell>
          <table:table-cell table:formula="of:=[.B5] * (1 + RAND() / 10 -0.045)" office:value-type="float" office:value="15.6314764261775" calcext:value-type="float">
            <text:p>15,6</text:p>
          </table:table-cell>
          <table:table-cell table:formula="of:=[.B5] * (1 + RAND() / 10 -0.03)" office:value-type="float" office:value="15.1910375621424" calcext:value-type="float">
            <text:p>15,2</text:p>
          </table:table-cell>
          <table:table-cell table:formula="of:=[.B5] * (1 + RAND() / 10 -0.08)" office:value-type="float" office:value="14.6575164844325" calcext:value-type="float">
            <text:p>14,7</text:p>
          </table:table-cell>
          <table:table-cell table:formula="of:=[.B5] * (1 + RAND() / 10 -0.065)" office:value-type="float" office:value="14.5631721874653" calcext:value-type="float">
            <text:p>14,6</text:p>
          </table:table-cell>
        </table:table-row>
        <table:table-row table:style-name="ro1">
          <table:table-cell office:value-type="time" office:time-value="PT07H00M00S" calcext:value-type="time">
            <text:p>07:00:00</text:p>
          </table:table-cell>
          <table:table-cell table:formula="of:=[.B5]*1.012" office:value-type="float" office:value="14.9988543381248" calcext:value-type="float">
            <text:p>15,0</text:p>
          </table:table-cell>
          <table:table-cell table:formula="of:=[.B6] * (1 + RAND() / 10 -0.05)" office:value-type="float" office:value="14.9152796057776" calcext:value-type="float">
            <text:p>14,9</text:p>
          </table:table-cell>
          <table:table-cell table:formula="of:=[.B6] * (1 + RAND() / 10 -0.045)" office:value-type="float" office:value="15.6634770329774" calcext:value-type="float">
            <text:p>15,7</text:p>
          </table:table-cell>
          <table:table-cell table:formula="of:=[.B6] * (1 + RAND() / 10 -0.03)" office:value-type="float" office:value="15.6031093272821" calcext:value-type="float">
            <text:p>15,6</text:p>
          </table:table-cell>
          <table:table-cell table:formula="of:=[.B6] * (1 + RAND() / 10 -0.08)" office:value-type="float" office:value="14.038622846976" calcext:value-type="float">
            <text:p>14,0</text:p>
          </table:table-cell>
          <table:table-cell table:formula="of:=[.B6] * (1 + RAND() / 10 -0.065)" office:value-type="float" office:value="15.3148052143894" calcext:value-type="float">
            <text:p>15,3</text:p>
          </table:table-cell>
        </table:table-row>
        <table:table-row table:style-name="ro1">
          <table:table-cell office:value-type="time" office:time-value="PT07H15M00S" calcext:value-type="time">
            <text:p>07:15:00</text:p>
          </table:table-cell>
          <table:table-cell table:formula="of:=[.B6]*1.012" office:value-type="float" office:value="15.1788405901823" calcext:value-type="float">
            <text:p>15,2</text:p>
          </table:table-cell>
          <table:table-cell table:formula="of:=[.B7] * (1 + RAND() / 10 -0.05)" office:value-type="float" office:value="15.2097840381079" calcext:value-type="float">
            <text:p>15,2</text:p>
          </table:table-cell>
          <table:table-cell table:formula="of:=[.B7] * (1 + RAND() / 10 -0.045)" office:value-type="float" office:value="14.5915769002702" calcext:value-type="float">
            <text:p>14,6</text:p>
          </table:table-cell>
          <table:table-cell table:formula="of:=[.B7] * (1 + RAND() / 10 -0.03)" office:value-type="float" office:value="15.3189704491153" calcext:value-type="float">
            <text:p>15,3</text:p>
          </table:table-cell>
          <table:table-cell table:formula="of:=[.B7] * (1 + RAND() / 10 -0.08)" office:value-type="float" office:value="15.4758394123894" calcext:value-type="float">
            <text:p>15,5</text:p>
          </table:table-cell>
          <table:table-cell table:formula="of:=[.B7] * (1 + RAND() / 10 -0.065)" office:value-type="float" office:value="14.9063405246143" calcext:value-type="float">
            <text:p>14,9</text:p>
          </table:table-cell>
        </table:table-row>
        <table:table-row table:style-name="ro1">
          <table:table-cell office:value-type="time" office:time-value="PT07H30M00S" calcext:value-type="time">
            <text:p>07:30:00</text:p>
          </table:table-cell>
          <table:table-cell table:formula="of:=[.B7]*1.012" office:value-type="float" office:value="15.3609866772645" calcext:value-type="float">
            <text:p>15,4</text:p>
          </table:table-cell>
          <table:table-cell table:formula="of:=[.B8] * (1 + RAND() / 10 -0.05)" office:value-type="float" office:value="15.3253835158035" calcext:value-type="float">
            <text:p>15,3</text:p>
          </table:table-cell>
          <table:table-cell table:formula="of:=[.B8] * (1 + RAND() / 10 -0.045)" office:value-type="float" office:value="15.5944899407038" calcext:value-type="float">
            <text:p>15,6</text:p>
          </table:table-cell>
          <table:table-cell table:formula="of:=[.B8] * (1 + RAND() / 10 -0.03)" office:value-type="float" office:value="15.6339857924502" calcext:value-type="float">
            <text:p>15,6</text:p>
          </table:table-cell>
          <table:table-cell table:formula="of:=[.B8] * (1 + RAND() / 10 -0.08)" office:value-type="float" office:value="14.7114171362149" calcext:value-type="float">
            <text:p>14,7</text:p>
          </table:table-cell>
          <table:table-cell table:formula="of:=[.B8] * (1 + RAND() / 10 -0.065)" office:value-type="float" office:value="15.0562745793193" calcext:value-type="float">
            <text:p>15,1</text:p>
          </table:table-cell>
        </table:table-row>
        <table:table-row table:style-name="ro1">
          <table:table-cell office:value-type="time" office:time-value="PT07H45M00S" calcext:value-type="time">
            <text:p>07:45:00</text:p>
          </table:table-cell>
          <table:table-cell table:formula="of:=[.B8]*1.012" office:value-type="float" office:value="15.5453185173917" calcext:value-type="float">
            <text:p>15,5</text:p>
          </table:table-cell>
          <table:table-cell table:formula="of:=[.B9] * (1 + RAND() / 10 -0.05)" office:value-type="float" office:value="14.8034997266875" calcext:value-type="float">
            <text:p>14,8</text:p>
          </table:table-cell>
          <table:table-cell table:formula="of:=[.B9] * (1 + RAND() / 10 -0.045)" office:value-type="float" office:value="15.3690225018743" calcext:value-type="float">
            <text:p>15,4</text:p>
          </table:table-cell>
          <table:table-cell table:formula="of:=[.B9] * (1 + RAND() / 10 -0.03)" office:value-type="float" office:value="15.5232463345204" calcext:value-type="float">
            <text:p>15,5</text:p>
          </table:table-cell>
          <table:table-cell table:formula="of:=[.B9] * (1 + RAND() / 10 -0.08)" office:value-type="float" office:value="14.5599831630037" calcext:value-type="float">
            <text:p>14,6</text:p>
          </table:table-cell>
          <table:table-cell table:formula="of:=[.B9] * (1 + RAND() / 10 -0.065)" office:value-type="float" office:value="14.9099388405022" calcext:value-type="float">
            <text:p>14,9</text:p>
          </table:table-cell>
        </table:table-row>
        <table:table-row table:style-name="ro1">
          <table:table-cell office:value-type="time" office:time-value="PT08H00M00S" calcext:value-type="time">
            <text:p>08:00:00</text:p>
          </table:table-cell>
          <table:table-cell table:formula="of:=[.B9]*1.012" office:value-type="float" office:value="15.7318623396004" calcext:value-type="float">
            <text:p>15,7</text:p>
          </table:table-cell>
          <table:table-cell table:formula="of:=[.B10] * (1 + RAND() / 10 -0.05)" office:value-type="float" office:value="15.5928969241141" calcext:value-type="float">
            <text:p>15,6</text:p>
          </table:table-cell>
          <table:table-cell table:formula="of:=[.B10] * (1 + RAND() / 10 -0.045)" office:value-type="float" office:value="15.8681528453965" calcext:value-type="float">
            <text:p>15,9</text:p>
          </table:table-cell>
          <table:table-cell table:formula="of:=[.B10] * (1 + RAND() / 10 -0.03)" office:value-type="float" office:value="16.1609196223142" calcext:value-type="float">
            <text:p>16,2</text:p>
          </table:table-cell>
          <table:table-cell table:formula="of:=[.B10] * (1 + RAND() / 10 -0.08)" office:value-type="float" office:value="15.427987024627" calcext:value-type="float">
            <text:p>15,4</text:p>
          </table:table-cell>
          <table:table-cell table:formula="of:=[.B10] * (1 + RAND() / 10 -0.065)" office:value-type="float" office:value="15.3700677689358" calcext:value-type="float">
            <text:p>15,4</text:p>
          </table:table-cell>
        </table:table-row>
        <table:table-row table:style-name="ro1">
          <table:table-cell office:value-type="time" office:time-value="PT08H15M00S" calcext:value-type="time">
            <text:p>08:15:00</text:p>
          </table:table-cell>
          <table:table-cell table:formula="of:=[.B10]*1.012" office:value-type="float" office:value="15.9206446876756" calcext:value-type="float">
            <text:p>15,9</text:p>
          </table:table-cell>
          <table:table-cell table:formula="of:=[.B11] * (1 + RAND() / 10 -0.05)" office:value-type="float" office:value="15.8491174229522" calcext:value-type="float">
            <text:p>15,8</text:p>
          </table:table-cell>
          <table:table-cell table:formula="of:=[.B11] * (1 + RAND() / 10 -0.045)" office:value-type="float" office:value="15.9262677349727" calcext:value-type="float">
            <text:p>15,9</text:p>
          </table:table-cell>
          <table:table-cell table:formula="of:=[.B11] * (1 + RAND() / 10 -0.03)" office:value-type="float" office:value="16.8585548947873" calcext:value-type="float">
            <text:p>16,9</text:p>
          </table:table-cell>
          <table:table-cell table:formula="of:=[.B11] * (1 + RAND() / 10 -0.08)" office:value-type="float" office:value="16.0057571810325" calcext:value-type="float">
            <text:p>16,0</text:p>
          </table:table-cell>
          <table:table-cell table:formula="of:=[.B11] * (1 + RAND() / 10 -0.065)" office:value-type="float" office:value="16.1979246776674" calcext:value-type="float">
            <text:p>16,2</text:p>
          </table:table-cell>
        </table:table-row>
        <table:table-row table:style-name="ro1">
          <table:table-cell office:value-type="time" office:time-value="PT08H30M00S" calcext:value-type="time">
            <text:p>08:30:00</text:p>
          </table:table-cell>
          <table:table-cell table:formula="of:=[.B11]*1.012" office:value-type="float" office:value="16.1116924239277" calcext:value-type="float">
            <text:p>16,1</text:p>
          </table:table-cell>
          <table:table-cell table:formula="of:=[.B12] * (1 + RAND() / 10 -0.05)" office:value-type="float" office:value="15.7202930898175" calcext:value-type="float">
            <text:p>15,7</text:p>
          </table:table-cell>
          <table:table-cell table:formula="of:=[.B12] * (1 + RAND() / 10 -0.045)" office:value-type="float" office:value="16.0799918860119" calcext:value-type="float">
            <text:p>16,1</text:p>
          </table:table-cell>
          <table:table-cell table:formula="of:=[.B12] * (1 + RAND() / 10 -0.03)" office:value-type="float" office:value="15.8874008088981" calcext:value-type="float">
            <text:p>15,9</text:p>
          </table:table-cell>
          <table:table-cell table:formula="of:=[.B12] * (1 + RAND() / 10 -0.08)" office:value-type="float" office:value="14.9463436609264" calcext:value-type="float">
            <text:p>14,9</text:p>
          </table:table-cell>
          <table:table-cell table:formula="of:=[.B12] * (1 + RAND() / 10 -0.065)" office:value-type="float" office:value="15.1890641815327" calcext:value-type="float">
            <text:p>15,2</text:p>
          </table:table-cell>
        </table:table-row>
        <table:table-row table:style-name="ro1">
          <table:table-cell office:value-type="time" office:time-value="PT08H45M00S" calcext:value-type="time">
            <text:p>08:45:00</text:p>
          </table:table-cell>
          <table:table-cell table:formula="of:=[.B12]*1.021" office:value-type="float" office:value="16.4500379648302" calcext:value-type="float">
            <text:p>16,5</text:p>
          </table:table-cell>
          <table:table-cell table:formula="of:=[.B13] * (1 + RAND() / 10 -0.05)" office:value-type="float" office:value="16.606050103889" calcext:value-type="float">
            <text:p>16,6</text:p>
          </table:table-cell>
          <table:table-cell table:formula="of:=[.B13] * (1 + RAND() / 10 -0.045)" office:value-type="float" office:value="17.2883218534345" calcext:value-type="float">
            <text:p>17,3</text:p>
          </table:table-cell>
          <table:table-cell table:formula="of:=[.B13] * (1 + RAND() / 10 -0.03)" office:value-type="float" office:value="16.1781676532552" calcext:value-type="float">
            <text:p>16,2</text:p>
          </table:table-cell>
          <table:table-cell table:formula="of:=[.B13] * (1 + RAND() / 10 -0.08)" office:value-type="float" office:value="16.3626473901157" calcext:value-type="float">
            <text:p>16,4</text:p>
          </table:table-cell>
          <table:table-cell table:formula="of:=[.B13] * (1 + RAND() / 10 -0.065)" office:value-type="float" office:value="16.0349646558428" calcext:value-type="float">
            <text:p>16,0</text:p>
          </table:table-cell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 table:formula="of:=[.B13]*1.021" office:value-type="float" office:value="16.7954887620916" calcext:value-type="float">
            <text:p>16,8</text:p>
          </table:table-cell>
          <table:table-cell table:formula="of:=[.B14] * (1 + RAND() / 10 -0.05)" office:value-type="float" office:value="17.258304130574" calcext:value-type="float">
            <text:p>17,3</text:p>
          </table:table-cell>
          <table:table-cell table:formula="of:=[.B14] * (1 + RAND() / 10 -0.045)" office:value-type="float" office:value="17.6777641714953" calcext:value-type="float">
            <text:p>17,7</text:p>
          </table:table-cell>
          <table:table-cell table:formula="of:=[.B14] * (1 + RAND() / 10 -0.03)" office:value-type="float" office:value="17.8449836848703" calcext:value-type="float">
            <text:p>17,8</text:p>
          </table:table-cell>
          <table:table-cell table:formula="of:=[.B14] * (1 + RAND() / 10 -0.08)" office:value-type="float" office:value="15.921936226897" calcext:value-type="float">
            <text:p>15,9</text:p>
          </table:table-cell>
          <table:table-cell table:formula="of:=[.B14] * (1 + RAND() / 10 -0.065)" office:value-type="float" office:value="16.0868529540015" calcext:value-type="float">
            <text:p>16,1</text:p>
          </table:table-cell>
        </table:table-row>
        <table:table-row table:style-name="ro1">
          <table:table-cell office:value-type="time" office:time-value="PT09H15M00S" calcext:value-type="time">
            <text:p>09:15:00</text:p>
          </table:table-cell>
          <table:table-cell table:formula="of:=[.B14]*1.021" office:value-type="float" office:value="17.1481940260955" calcext:value-type="float">
            <text:p>17,1</text:p>
          </table:table-cell>
          <table:table-cell table:formula="of:=[.B15] * (1 + RAND() / 10 -0.05)" office:value-type="float" office:value="17.4988293071143" calcext:value-type="float">
            <text:p>17,5</text:p>
          </table:table-cell>
          <table:table-cell table:formula="of:=[.B15] * (1 + RAND() / 10 -0.045)" office:value-type="float" office:value="17.4841620061957" calcext:value-type="float">
            <text:p>17,5</text:p>
          </table:table-cell>
          <table:table-cell table:formula="of:=[.B15] * (1 + RAND() / 10 -0.03)" office:value-type="float" office:value="17.2946728020676" calcext:value-type="float">
            <text:p>17,3</text:p>
          </table:table-cell>
          <table:table-cell table:formula="of:=[.B15] * (1 + RAND() / 10 -0.08)" office:value-type="float" office:value="16.6123898245613" calcext:value-type="float">
            <text:p>16,6</text:p>
          </table:table-cell>
          <table:table-cell table:formula="of:=[.B15] * (1 + RAND() / 10 -0.065)" office:value-type="float" office:value="16.8364140550382" calcext:value-type="float">
            <text:p>16,8</text:p>
          </table:table-cell>
        </table:table-row>
        <table:table-row table:style-name="ro1">
          <table:table-cell office:value-type="time" office:time-value="PT09H30M00S" calcext:value-type="time">
            <text:p>09:30:00</text:p>
          </table:table-cell>
          <table:table-cell table:formula="of:=[.B15]*1.035" office:value-type="float" office:value="17.7483808170088" calcext:value-type="float">
            <text:p>17,7</text:p>
          </table:table-cell>
          <table:table-cell table:formula="of:=[.B16] * (1 + RAND() / 10 -0.05)" office:value-type="float" office:value="18.1980424199725" calcext:value-type="float">
            <text:p>18,2</text:p>
          </table:table-cell>
          <table:table-cell table:formula="of:=[.B16] * (1 + RAND() / 10 -0.045)" office:value-type="float" office:value="18.1662654520061" calcext:value-type="float">
            <text:p>18,2</text:p>
          </table:table-cell>
          <table:table-cell table:formula="of:=[.B16] * (1 + RAND() / 10 -0.03)" office:value-type="float" office:value="18.5865222664022" calcext:value-type="float">
            <text:p>18,6</text:p>
          </table:table-cell>
          <table:table-cell table:formula="of:=[.B16] * (1 + RAND() / 10 -0.08)" office:value-type="float" office:value="16.897887886" calcext:value-type="float">
            <text:p>16,9</text:p>
          </table:table-cell>
          <table:table-cell table:formula="of:=[.B16] * (1 + RAND() / 10 -0.065)" office:value-type="float" office:value="17.4277339919381" calcext:value-type="float">
            <text:p>17,4</text:p>
          </table:table-cell>
        </table:table-row>
        <table:table-row table:style-name="ro1">
          <table:table-cell office:value-type="time" office:time-value="PT09H45M00S" calcext:value-type="time">
            <text:p>09:45:00</text:p>
          </table:table-cell>
          <table:table-cell table:formula="of:=[.B16]*1.035" office:value-type="float" office:value="18.3695741456042" calcext:value-type="float">
            <text:p>18,4</text:p>
          </table:table-cell>
          <table:table-cell table:formula="of:=[.B17] * (1 + RAND() / 10 -0.05)" office:value-type="float" office:value="18.9903080493541" calcext:value-type="float">
            <text:p>19,0</text:p>
          </table:table-cell>
          <table:table-cell table:formula="of:=[.B17] * (1 + RAND() / 10 -0.045)" office:value-type="float" office:value="19.0410825671606" calcext:value-type="float">
            <text:p>19,0</text:p>
          </table:table-cell>
          <table:table-cell table:formula="of:=[.B17] * (1 + RAND() / 10 -0.03)" office:value-type="float" office:value="19.3500378898356" calcext:value-type="float">
            <text:p>19,4</text:p>
          </table:table-cell>
          <table:table-cell table:formula="of:=[.B17] * (1 + RAND() / 10 -0.08)" office:value-type="float" office:value="18.4341910864832" calcext:value-type="float">
            <text:p>18,4</text:p>
          </table:table-cell>
          <table:table-cell table:formula="of:=[.B17] * (1 + RAND() / 10 -0.065)" office:value-type="float" office:value="18.3255158201974" calcext:value-type="float">
            <text:p>18,3</text:p>
          </table:table-cell>
        </table:table-row>
        <table:table-row table:style-name="ro1">
          <table:table-cell office:value-type="time" office:time-value="PT10H00M00S" calcext:value-type="time">
            <text:p>10:00:00</text:p>
          </table:table-cell>
          <table:table-cell table:formula="of:=[.B17]*1.035" office:value-type="float" office:value="19.0125092407003" calcext:value-type="float">
            <text:p>19,0</text:p>
          </table:table-cell>
          <table:table-cell table:formula="of:=[.B18] * (1 + RAND() / 10 -0.05)" office:value-type="float" office:value="19.6902064039115" calcext:value-type="float">
            <text:p>19,7</text:p>
          </table:table-cell>
          <table:table-cell table:formula="of:=[.B18] * (1 + RAND() / 10 -0.045)" office:value-type="float" office:value="18.7845212361107" calcext:value-type="float">
            <text:p>18,8</text:p>
          </table:table-cell>
          <table:table-cell table:formula="of:=[.B18] * (1 + RAND() / 10 -0.03)" office:value-type="float" office:value="18.9239296322119" calcext:value-type="float">
            <text:p>18,9</text:p>
          </table:table-cell>
          <table:table-cell table:formula="of:=[.B18] * (1 + RAND() / 10 -0.08)" office:value-type="float" office:value="17.5281936120419" calcext:value-type="float">
            <text:p>17,5</text:p>
          </table:table-cell>
          <table:table-cell table:formula="of:=[.B18] * (1 + RAND() / 10 -0.065)" office:value-type="float" office:value="18.8647893132812" calcext:value-type="float">
            <text:p>18,9</text:p>
          </table:table-cell>
        </table:table-row>
        <table:table-row table:style-name="ro1">
          <table:table-cell office:value-type="time" office:time-value="PT10H15M00S" calcext:value-type="time">
            <text:p>10:15:00</text:p>
          </table:table-cell>
          <table:table-cell table:formula="of:=[.B18]*1.035" office:value-type="float" office:value="19.6779470641248" calcext:value-type="float">
            <text:p>19,7</text:p>
          </table:table-cell>
          <table:table-cell table:formula="of:=[.B19] * (1 + RAND() / 10 -0.05)" office:value-type="float" office:value="19.3564585073625" calcext:value-type="float">
            <text:p>19,4</text:p>
          </table:table-cell>
          <table:table-cell table:formula="of:=[.B19] * (1 + RAND() / 10 -0.045)" office:value-type="float" office:value="19.2331606030833" calcext:value-type="float">
            <text:p>19,2</text:p>
          </table:table-cell>
          <table:table-cell table:formula="of:=[.B19] * (1 + RAND() / 10 -0.03)" office:value-type="float" office:value="19.1959316507631" calcext:value-type="float">
            <text:p>19,2</text:p>
          </table:table-cell>
          <table:table-cell table:formula="of:=[.B19] * (1 + RAND() / 10 -0.08)" office:value-type="float" office:value="19.7349151985597" calcext:value-type="float">
            <text:p>19,7</text:p>
          </table:table-cell>
          <table:table-cell table:formula="of:=[.B19] * (1 + RAND() / 10 -0.065)" office:value-type="float" office:value="19.5991805104602" calcext:value-type="float">
            <text:p>19,6</text:p>
          </table:table-cell>
        </table:table-row>
        <table:table-row table:style-name="ro1">
          <table:table-cell office:value-type="time" office:time-value="PT10H30M00S" calcext:value-type="time">
            <text:p>10:30:00</text:p>
          </table:table-cell>
          <table:table-cell table:formula="of:=[.B19]*1.035" office:value-type="float" office:value="20.3666752113692" calcext:value-type="float">
            <text:p>20,4</text:p>
          </table:table-cell>
          <table:table-cell table:formula="of:=[.B20] * (1 + RAND() / 10 -0.05)" office:value-type="float" office:value="19.3613547079272" calcext:value-type="float">
            <text:p>19,4</text:p>
          </table:table-cell>
          <table:table-cell table:formula="of:=[.B20] * (1 + RAND() / 10 -0.045)" office:value-type="float" office:value="20.0139782682723" calcext:value-type="float">
            <text:p>20,0</text:p>
          </table:table-cell>
          <table:table-cell table:formula="of:=[.B20] * (1 + RAND() / 10 -0.03)" office:value-type="float" office:value="20.9836265333247" calcext:value-type="float">
            <text:p>21,0</text:p>
          </table:table-cell>
          <table:table-cell table:formula="of:=[.B20] * (1 + RAND() / 10 -0.08)" office:value-type="float" office:value="20.1955224951373" calcext:value-type="float">
            <text:p>20,2</text:p>
          </table:table-cell>
          <table:table-cell table:formula="of:=[.B20] * (1 + RAND() / 10 -0.065)" office:value-type="float" office:value="19.7669876522702" calcext:value-type="float">
            <text:p>19,8</text:p>
          </table:table-cell>
        </table:table-row>
        <table:table-row table:style-name="ro1">
          <table:table-cell office:value-type="time" office:time-value="PT10H45M00S" calcext:value-type="time">
            <text:p>10:45:00</text:p>
          </table:table-cell>
          <table:table-cell table:formula="of:=[.B20]*1.035" office:value-type="float" office:value="21.0795088437671" calcext:value-type="float">
            <text:p>21,1</text:p>
          </table:table-cell>
          <table:table-cell table:formula="of:=[.B21] * (1 + RAND() / 10 -0.05)" office:value-type="float" office:value="20.9282640253433" calcext:value-type="float">
            <text:p>20,9</text:p>
          </table:table-cell>
          <table:table-cell table:formula="of:=[.B21] * (1 + RAND() / 10 -0.045)" office:value-type="float" office:value="22.1833378128664" calcext:value-type="float">
            <text:p>22,2</text:p>
          </table:table-cell>
          <table:table-cell table:formula="of:=[.B21] * (1 + RAND() / 10 -0.03)" office:value-type="float" office:value="21.9059409558166" calcext:value-type="float">
            <text:p>21,9</text:p>
          </table:table-cell>
          <table:table-cell table:formula="of:=[.B21] * (1 + RAND() / 10 -0.08)" office:value-type="float" office:value="19.7223025287278" calcext:value-type="float">
            <text:p>19,7</text:p>
          </table:table-cell>
          <table:table-cell table:formula="of:=[.B21] * (1 + RAND() / 10 -0.065)" office:value-type="float" office:value="20.5382697362375" calcext:value-type="float">
            <text:p>20,5</text:p>
          </table:table-cell>
        </table:table-row>
        <table:table-row table:style-name="ro1">
          <table:table-cell office:value-type="time" office:time-value="PT11H00M00S" calcext:value-type="time">
            <text:p>11:00:00</text:p>
          </table:table-cell>
          <table:table-cell table:formula="of:=[.B21]*1.035" office:value-type="float" office:value="21.8172916532989" calcext:value-type="float">
            <text:p>21,8</text:p>
          </table:table-cell>
          <table:table-cell table:formula="of:=[.B22] * (1 + RAND() / 10 -0.05)" office:value-type="float" office:value="21.2749437667488" calcext:value-type="float">
            <text:p>21,3</text:p>
          </table:table-cell>
          <table:table-cell table:formula="of:=[.B22] * (1 + RAND() / 10 -0.045)" office:value-type="float" office:value="20.9453889478835" calcext:value-type="float">
            <text:p>20,9</text:p>
          </table:table-cell>
          <table:table-cell table:formula="of:=[.B22] * (1 + RAND() / 10 -0.03)" office:value-type="float" office:value="23.1995020296424" calcext:value-type="float">
            <text:p>23,2</text:p>
          </table:table-cell>
          <table:table-cell table:formula="of:=[.B22] * (1 + RAND() / 10 -0.08)" office:value-type="float" office:value="21.1436644554676" calcext:value-type="float">
            <text:p>21,1</text:p>
          </table:table-cell>
          <table:table-cell table:formula="of:=[.B22] * (1 + RAND() / 10 -0.065)" office:value-type="float" office:value="20.4952092759236" calcext:value-type="float">
            <text:p>20,5</text:p>
          </table:table-cell>
        </table:table-row>
        <table:table-row table:style-name="ro1">
          <table:table-cell office:value-type="time" office:time-value="PT11H15M00S" calcext:value-type="time">
            <text:p>11:15:00</text:p>
          </table:table-cell>
          <table:table-cell table:formula="of:=[.B22]*1.035" office:value-type="float" office:value="22.5808968611644" calcext:value-type="float">
            <text:p>22,6</text:p>
          </table:table-cell>
          <table:table-cell table:formula="of:=[.B23] * (1 + RAND() / 10 -0.05)" office:value-type="float" office:value="22.7442576437684" calcext:value-type="float">
            <text:p>22,7</text:p>
          </table:table-cell>
          <table:table-cell table:formula="of:=[.B23] * (1 + RAND() / 10 -0.045)" office:value-type="float" office:value="23.7460694909618" calcext:value-type="float">
            <text:p>23,7</text:p>
          </table:table-cell>
          <table:table-cell table:formula="of:=[.B23] * (1 + RAND() / 10 -0.03)" office:value-type="float" office:value="22.8348643623836" calcext:value-type="float">
            <text:p>22,8</text:p>
          </table:table-cell>
          <table:table-cell table:formula="of:=[.B23] * (1 + RAND() / 10 -0.08)" office:value-type="float" office:value="22.9070791332526" calcext:value-type="float">
            <text:p>22,9</text:p>
          </table:table-cell>
          <table:table-cell table:formula="of:=[.B23] * (1 + RAND() / 10 -0.065)" office:value-type="float" office:value="22.1172250337215" calcext:value-type="float">
            <text:p>22,1</text:p>
          </table:table-cell>
        </table:table-row>
        <table:table-row table:style-name="ro1">
          <table:table-cell office:value-type="time" office:time-value="PT11H30M00S" calcext:value-type="time">
            <text:p>11:30:00</text:p>
          </table:table-cell>
          <table:table-cell table:formula="of:=[.B23]*1.035" office:value-type="float" office:value="23.3712282513052" calcext:value-type="float">
            <text:p>23,4</text:p>
          </table:table-cell>
          <table:table-cell table:formula="of:=[.B24] * (1 + RAND() / 10 -0.05)" office:value-type="float" office:value="22.7098677124513" calcext:value-type="float">
            <text:p>22,7</text:p>
          </table:table-cell>
          <table:table-cell table:formula="of:=[.B24] * (1 + RAND() / 10 -0.045)" office:value-type="float" office:value="22.9775738493146" calcext:value-type="float">
            <text:p>23,0</text:p>
          </table:table-cell>
          <table:table-cell table:formula="of:=[.B24] * (1 + RAND() / 10 -0.03)" office:value-type="float" office:value="24.4522570173033" calcext:value-type="float">
            <text:p>24,5</text:p>
          </table:table-cell>
          <table:table-cell table:formula="of:=[.B24] * (1 + RAND() / 10 -0.08)" office:value-type="float" office:value="22.329279779127" calcext:value-type="float">
            <text:p>22,3</text:p>
          </table:table-cell>
          <table:table-cell table:formula="of:=[.B24] * (1 + RAND() / 10 -0.065)" office:value-type="float" office:value="22.9394988445843" calcext:value-type="float">
            <text:p>22,9</text:p>
          </table:table-cell>
        </table:table-row>
        <table:table-row table:style-name="ro1">
          <table:table-cell office:value-type="time" office:time-value="PT11H45M00S" calcext:value-type="time">
            <text:p>11:45:00</text:p>
          </table:table-cell>
          <table:table-cell table:formula="of:=[.B24]*1.035" office:value-type="float" office:value="24.1892212401008" calcext:value-type="float">
            <text:p>24,2</text:p>
          </table:table-cell>
          <table:table-cell table:formula="of:=[.B25] * (1 + RAND() / 10 -0.05)" office:value-type="float" office:value="23.1352693068118" calcext:value-type="float">
            <text:p>23,1</text:p>
          </table:table-cell>
          <table:table-cell table:formula="of:=[.B25] * (1 + RAND() / 10 -0.045)" office:value-type="float" office:value="25.3034225442799" calcext:value-type="float">
            <text:p>25,3</text:p>
          </table:table-cell>
          <table:table-cell table:formula="of:=[.B25] * (1 + RAND() / 10 -0.03)" office:value-type="float" office:value="23.7057387961157" calcext:value-type="float">
            <text:p>23,7</text:p>
          </table:table-cell>
          <table:table-cell table:formula="of:=[.B25] * (1 + RAND() / 10 -0.08)" office:value-type="float" office:value="24.494368852537" calcext:value-type="float">
            <text:p>24,5</text:p>
          </table:table-cell>
          <table:table-cell table:formula="of:=[.B25] * (1 + RAND() / 10 -0.065)" office:value-type="float" office:value="24.7832320506621" calcext:value-type="float">
            <text:p>24,8</text:p>
          </table:table-cell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 table:formula="of:=[.B25]*0.992" office:value-type="float" office:value="23.99570747018" calcext:value-type="float">
            <text:p>24,0</text:p>
          </table:table-cell>
          <table:table-cell table:formula="of:=[.B26] * (1 + RAND() / 10 -0.05)" office:value-type="float" office:value="23.0657263810033" calcext:value-type="float">
            <text:p>23,1</text:p>
          </table:table-cell>
          <table:table-cell table:formula="of:=[.B26] * (1 + RAND() / 10 -0.045)" office:value-type="float" office:value="23.0868253791383" calcext:value-type="float">
            <text:p>23,1</text:p>
          </table:table-cell>
          <table:table-cell table:formula="of:=[.B26] * (1 + RAND() / 10 -0.03)" office:value-type="float" office:value="24.8364658797895" calcext:value-type="float">
            <text:p>24,8</text:p>
          </table:table-cell>
          <table:table-cell table:formula="of:=[.B26] * (1 + RAND() / 10 -0.08)" office:value-type="float" office:value="22.4730640619815" calcext:value-type="float">
            <text:p>22,5</text:p>
          </table:table-cell>
          <table:table-cell table:formula="of:=[.B26] * (1 + RAND() / 10 -0.065)" office:value-type="float" office:value="22.6999665549973" calcext:value-type="float">
            <text:p>22,7</text:p>
          </table:table-cell>
        </table:table-row>
        <table:table-row table:style-name="ro1">
          <table:table-cell office:value-type="time" office:time-value="PT12H15M00S" calcext:value-type="time">
            <text:p>12:15:00</text:p>
          </table:table-cell>
          <table:table-cell table:formula="of:=[.B26]*0.992" office:value-type="float" office:value="23.8037418104186" calcext:value-type="float">
            <text:p>23,8</text:p>
          </table:table-cell>
          <table:table-cell table:formula="of:=[.B27] * (1 + RAND() / 10 -0.05)" office:value-type="float" office:value="23.6567373954706" calcext:value-type="float">
            <text:p>23,7</text:p>
          </table:table-cell>
          <table:table-cell table:formula="of:=[.B27] * (1 + RAND() / 10 -0.045)" office:value-type="float" office:value="24.7607955973087" calcext:value-type="float">
            <text:p>24,8</text:p>
          </table:table-cell>
          <table:table-cell table:formula="of:=[.B27] * (1 + RAND() / 10 -0.03)" office:value-type="float" office:value="25.1105516197262" calcext:value-type="float">
            <text:p>25,1</text:p>
          </table:table-cell>
          <table:table-cell table:formula="of:=[.B27] * (1 + RAND() / 10 -0.08)" office:value-type="float" office:value="22.1927028883452" calcext:value-type="float">
            <text:p>22,2</text:p>
          </table:table-cell>
          <table:table-cell table:formula="of:=[.B27] * (1 + RAND() / 10 -0.065)" office:value-type="float" office:value="22.3756664150088" calcext:value-type="float">
            <text:p>22,4</text:p>
          </table:table-cell>
        </table:table-row>
        <table:table-row table:style-name="ro1">
          <table:table-cell office:value-type="time" office:time-value="PT12H30M00S" calcext:value-type="time">
            <text:p>12:30:00</text:p>
          </table:table-cell>
          <table:table-cell table:formula="of:=[.B27]*0.992" office:value-type="float" office:value="23.6133118759352" calcext:value-type="float">
            <text:p>23,6</text:p>
          </table:table-cell>
          <table:table-cell table:formula="of:=[.B28] * (1 + RAND() / 10 -0.05)" office:value-type="float" office:value="24.2452920672672" calcext:value-type="float">
            <text:p>24,2</text:p>
          </table:table-cell>
          <table:table-cell table:formula="of:=[.B28] * (1 + RAND() / 10 -0.045)" office:value-type="float" office:value="23.6235069346022" calcext:value-type="float">
            <text:p>23,6</text:p>
          </table:table-cell>
          <table:table-cell table:formula="of:=[.B28] * (1 + RAND() / 10 -0.03)" office:value-type="float" office:value="24.1378268074345" calcext:value-type="float">
            <text:p>24,1</text:p>
          </table:table-cell>
          <table:table-cell table:formula="of:=[.B28] * (1 + RAND() / 10 -0.08)" office:value-type="float" office:value="22.1276870591823" calcext:value-type="float">
            <text:p>22,1</text:p>
          </table:table-cell>
          <table:table-cell table:formula="of:=[.B28] * (1 + RAND() / 10 -0.065)" office:value-type="float" office:value="22.5031690347748" calcext:value-type="float">
            <text:p>22,5</text:p>
          </table:table-cell>
        </table:table-row>
        <table:table-row table:style-name="ro1">
          <table:table-cell office:value-type="time" office:time-value="PT12H45M00S" calcext:value-type="time">
            <text:p>12:45:00</text:p>
          </table:table-cell>
          <table:table-cell table:formula="of:=[.B28]*0.992" office:value-type="float" office:value="23.4244053809278" calcext:value-type="float">
            <text:p>23,4</text:p>
          </table:table-cell>
          <table:table-cell table:formula="of:=[.B29] * (1 + RAND() / 10 -0.05)" office:value-type="float" office:value="22.6099680397779" calcext:value-type="float">
            <text:p>22,6</text:p>
          </table:table-cell>
          <table:table-cell table:formula="of:=[.B29] * (1 + RAND() / 10 -0.045)" office:value-type="float" office:value="23.7017210700119" calcext:value-type="float">
            <text:p>23,7</text:p>
          </table:table-cell>
          <table:table-cell table:formula="of:=[.B29] * (1 + RAND() / 10 -0.03)" office:value-type="float" office:value="24.4348151276866" calcext:value-type="float">
            <text:p>24,4</text:p>
          </table:table-cell>
          <table:table-cell table:formula="of:=[.B29] * (1 + RAND() / 10 -0.08)" office:value-type="float" office:value="21.7909018723859" calcext:value-type="float">
            <text:p>21,8</text:p>
          </table:table-cell>
          <table:table-cell table:formula="of:=[.B29] * (1 + RAND() / 10 -0.065)" office:value-type="float" office:value="23.7690025343653" calcext:value-type="float">
            <text:p>23,8</text:p>
          </table:table-cell>
        </table:table-row>
        <table:table-row table:style-name="ro1">
          <table:table-cell office:value-type="time" office:time-value="PT13H00M00S" calcext:value-type="time">
            <text:p>13:00:00</text:p>
          </table:table-cell>
          <table:table-cell table:formula="of:=[.B29]*0.992" office:value-type="float" office:value="23.2370101378803" calcext:value-type="float">
            <text:p>23,2</text:p>
          </table:table-cell>
          <table:table-cell table:formula="of:=[.B30] * (1 + RAND() / 10 -0.05)" office:value-type="float" office:value="24.068192628892" calcext:value-type="float">
            <text:p>24,1</text:p>
          </table:table-cell>
          <table:table-cell table:formula="of:=[.B30] * (1 + RAND() / 10 -0.045)" office:value-type="float" office:value="24.023880357201" calcext:value-type="float">
            <text:p>24,0</text:p>
          </table:table-cell>
          <table:table-cell table:formula="of:=[.B30] * (1 + RAND() / 10 -0.03)" office:value-type="float" office:value="23.2988210022658" calcext:value-type="float">
            <text:p>23,3</text:p>
          </table:table-cell>
          <table:table-cell table:formula="of:=[.B30] * (1 + RAND() / 10 -0.08)" office:value-type="float" office:value="23.4725421373173" calcext:value-type="float">
            <text:p>23,5</text:p>
          </table:table-cell>
          <table:table-cell table:formula="of:=[.B30] * (1 + RAND() / 10 -0.065)" office:value-type="float" office:value="23.0898378575232" calcext:value-type="float">
            <text:p>23,1</text:p>
          </table:table-cell>
        </table:table-row>
        <table:table-row table:style-name="ro1">
          <table:table-cell office:value-type="time" office:time-value="PT13H15M00S" calcext:value-type="time">
            <text:p>13:15:00</text:p>
          </table:table-cell>
          <table:table-cell table:formula="of:=[.B30]*0.992" office:value-type="float" office:value="23.0511140567773" calcext:value-type="float">
            <text:p>23,1</text:p>
          </table:table-cell>
          <table:table-cell table:formula="of:=[.B31] * (1 + RAND() / 10 -0.05)" office:value-type="float" office:value="22.7937489417573" calcext:value-type="float">
            <text:p>22,8</text:p>
          </table:table-cell>
          <table:table-cell table:formula="of:=[.B31] * (1 + RAND() / 10 -0.045)" office:value-type="float" office:value="23.2327781211233" calcext:value-type="float">
            <text:p>23,2</text:p>
          </table:table-cell>
          <table:table-cell table:formula="of:=[.B31] * (1 + RAND() / 10 -0.03)" office:value-type="float" office:value="22.4701560264235" calcext:value-type="float">
            <text:p>22,5</text:p>
          </table:table-cell>
          <table:table-cell table:formula="of:=[.B31] * (1 + RAND() / 10 -0.08)" office:value-type="float" office:value="23.1594844844298" calcext:value-type="float">
            <text:p>23,2</text:p>
          </table:table-cell>
          <table:table-cell table:formula="of:=[.B31] * (1 + RAND() / 10 -0.065)" office:value-type="float" office:value="22.2071296274557" calcext:value-type="float">
            <text:p>22,2</text:p>
          </table:table-cell>
        </table:table-row>
        <table:table-row table:style-name="ro1">
          <table:table-cell office:value-type="time" office:time-value="PT13H30M00S" calcext:value-type="time">
            <text:p>13:30:00</text:p>
          </table:table-cell>
          <table:table-cell table:formula="of:=[.B31]*0.992" office:value-type="float" office:value="22.8667051443231" calcext:value-type="float">
            <text:p>22,9</text:p>
          </table:table-cell>
          <table:table-cell table:formula="of:=[.B32] * (1 + RAND() / 10 -0.05)" office:value-type="float" office:value="21.9227183576243" calcext:value-type="float">
            <text:p>21,9</text:p>
          </table:table-cell>
          <table:table-cell table:formula="of:=[.B32] * (1 + RAND() / 10 -0.045)" office:value-type="float" office:value="22.9487050067049" calcext:value-type="float">
            <text:p>22,9</text:p>
          </table:table-cell>
          <table:table-cell table:formula="of:=[.B32] * (1 + RAND() / 10 -0.03)" office:value-type="float" office:value="24.3468146794341" calcext:value-type="float">
            <text:p>24,3</text:p>
          </table:table-cell>
          <table:table-cell table:formula="of:=[.B32] * (1 + RAND() / 10 -0.08)" office:value-type="float" office:value="22.9367096100871" calcext:value-type="float">
            <text:p>22,9</text:p>
          </table:table-cell>
          <table:table-cell table:formula="of:=[.B32] * (1 + RAND() / 10 -0.065)" office:value-type="float" office:value="23.0210207355963" calcext:value-type="float">
            <text:p>23,0</text:p>
          </table:table-cell>
        </table:table-row>
        <table:table-row table:style-name="ro1">
          <table:table-cell office:value-type="time" office:time-value="PT13H45M00S" calcext:value-type="time">
            <text:p>13:45:00</text:p>
          </table:table-cell>
          <table:table-cell table:formula="of:=[.B32]*0.992" office:value-type="float" office:value="22.6837715031685" calcext:value-type="float">
            <text:p>22,7</text:p>
          </table:table-cell>
          <table:table-cell table:formula="of:=[.B33] * (1 + RAND() / 10 -0.05)" office:value-type="float" office:value="23.3309744944482" calcext:value-type="float">
            <text:p>23,3</text:p>
          </table:table-cell>
          <table:table-cell table:formula="of:=[.B33] * (1 + RAND() / 10 -0.045)" office:value-type="float" office:value="22.2233003364676" calcext:value-type="float">
            <text:p>22,2</text:p>
          </table:table-cell>
          <table:table-cell table:formula="of:=[.B33] * (1 + RAND() / 10 -0.03)" office:value-type="float" office:value="22.2243293753727" calcext:value-type="float">
            <text:p>22,2</text:p>
          </table:table-cell>
          <table:table-cell table:formula="of:=[.B33] * (1 + RAND() / 10 -0.08)" office:value-type="float" office:value="20.9968091249729" calcext:value-type="float">
            <text:p>21,0</text:p>
          </table:table-cell>
          <table:table-cell table:formula="of:=[.B33] * (1 + RAND() / 10 -0.065)" office:value-type="float" office:value="22.9800205986718" calcext:value-type="float">
            <text:p>23,0</text:p>
          </table:table-cell>
        </table:table-row>
        <table:table-row table:style-name="ro1">
          <table:table-cell office:value-type="time" office:time-value="PT14H00M00S" calcext:value-type="time">
            <text:p>14:00:00</text:p>
          </table:table-cell>
          <table:table-cell table:formula="of:=[.B33]*0.992" office:value-type="float" office:value="22.5023013311431" calcext:value-type="float">
            <text:p>22,5</text:p>
          </table:table-cell>
          <table:table-cell table:formula="of:=[.B34] * (1 + RAND() / 10 -0.05)" office:value-type="float" office:value="23.0430922898083" calcext:value-type="float">
            <text:p>23,0</text:p>
          </table:table-cell>
          <table:table-cell table:formula="of:=[.B34] * (1 + RAND() / 10 -0.045)" office:value-type="float" office:value="22.0551026204383" calcext:value-type="float">
            <text:p>22,1</text:p>
          </table:table-cell>
          <table:table-cell table:formula="of:=[.B34] * (1 + RAND() / 10 -0.03)" office:value-type="float" office:value="24.07103718789" calcext:value-type="float">
            <text:p>24,1</text:p>
          </table:table-cell>
          <table:table-cell table:formula="of:=[.B34] * (1 + RAND() / 10 -0.08)" office:value-type="float" office:value="22.4548315653593" calcext:value-type="float">
            <text:p>22,5</text:p>
          </table:table-cell>
          <table:table-cell table:formula="of:=[.B34] * (1 + RAND() / 10 -0.065)" office:value-type="float" office:value="22.7420061873549" calcext:value-type="float">
            <text:p>22,7</text:p>
          </table:table-cell>
        </table:table-row>
        <table:table-row table:style-name="ro1">
          <table:table-cell office:value-type="time" office:time-value="PT14H15M00S" calcext:value-type="time">
            <text:p>14:15:00</text:p>
          </table:table-cell>
          <table:table-cell table:formula="of:=[.B34]*0.992" office:value-type="float" office:value="22.322282920494" calcext:value-type="float">
            <text:p>22,3</text:p>
          </table:table-cell>
          <table:table-cell table:formula="of:=[.B35] * (1 + RAND() / 10 -0.05)" office:value-type="float" office:value="22.8773156854752" calcext:value-type="float">
            <text:p>22,9</text:p>
          </table:table-cell>
          <table:table-cell table:formula="of:=[.B35] * (1 + RAND() / 10 -0.045)" office:value-type="float" office:value="21.8760943957584" calcext:value-type="float">
            <text:p>21,9</text:p>
          </table:table-cell>
          <table:table-cell table:formula="of:=[.B35] * (1 + RAND() / 10 -0.03)" office:value-type="float" office:value="22.2957078363613" calcext:value-type="float">
            <text:p>22,3</text:p>
          </table:table-cell>
          <table:table-cell table:formula="of:=[.B35] * (1 + RAND() / 10 -0.08)" office:value-type="float" office:value="22.4912205493749" calcext:value-type="float">
            <text:p>22,5</text:p>
          </table:table-cell>
          <table:table-cell table:formula="of:=[.B35] * (1 + RAND() / 10 -0.065)" office:value-type="float" office:value="21.0667989119239" calcext:value-type="float">
            <text:p>21,1</text:p>
          </table:table-cell>
        </table:table-row>
        <table:table-row table:style-name="ro1">
          <table:table-cell office:value-type="time" office:time-value="PT14H30M00S" calcext:value-type="time">
            <text:p>14:30:00</text:p>
          </table:table-cell>
          <table:table-cell table:formula="of:=[.B35]*0.992" office:value-type="float" office:value="22.14370465713" calcext:value-type="float">
            <text:p>22,1</text:p>
          </table:table-cell>
          <table:table-cell table:formula="of:=[.B36] * (1 + RAND() / 10 -0.05)" office:value-type="float" office:value="21.8602304883109" calcext:value-type="float">
            <text:p>21,9</text:p>
          </table:table-cell>
          <table:table-cell table:formula="of:=[.B36] * (1 + RAND() / 10 -0.045)" office:value-type="float" office:value="22.259498340691" calcext:value-type="float">
            <text:p>22,3</text:p>
          </table:table-cell>
          <table:table-cell table:formula="of:=[.B36] * (1 + RAND() / 10 -0.03)" office:value-type="float" office:value="22.1534496824493" calcext:value-type="float">
            <text:p>22,2</text:p>
          </table:table-cell>
          <table:table-cell table:formula="of:=[.B36] * (1 + RAND() / 10 -0.08)" office:value-type="float" office:value="21.1683780466968" calcext:value-type="float">
            <text:p>21,2</text:p>
          </table:table-cell>
          <table:table-cell table:formula="of:=[.B36] * (1 + RAND() / 10 -0.065)" office:value-type="float" office:value="22.1254131253805" calcext:value-type="float">
            <text:p>22,1</text:p>
          </table:table-cell>
        </table:table-row>
        <table:table-row table:style-name="ro1">
          <table:table-cell office:value-type="time" office:time-value="PT14H45M00S" calcext:value-type="time">
            <text:p>14:45:00</text:p>
          </table:table-cell>
          <table:table-cell table:formula="of:=[.B36]*0.992" office:value-type="float" office:value="21.966555019873" calcext:value-type="float">
            <text:p>22,0</text:p>
          </table:table-cell>
          <table:table-cell table:formula="of:=[.B37] * (1 + RAND() / 10 -0.05)" office:value-type="float" office:value="21.9481843556072" calcext:value-type="float">
            <text:p>21,9</text:p>
          </table:table-cell>
          <table:table-cell table:formula="of:=[.B37] * (1 + RAND() / 10 -0.045)" office:value-type="float" office:value="21.5112193113154" calcext:value-type="float">
            <text:p>21,5</text:p>
          </table:table-cell>
          <table:table-cell table:formula="of:=[.B37] * (1 + RAND() / 10 -0.03)" office:value-type="float" office:value="22.2861492008501" calcext:value-type="float">
            <text:p>22,3</text:p>
          </table:table-cell>
          <table:table-cell table:formula="of:=[.B37] * (1 + RAND() / 10 -0.08)" office:value-type="float" office:value="20.21125593325" calcext:value-type="float">
            <text:p>20,2</text:p>
          </table:table-cell>
          <table:table-cell table:formula="of:=[.B37] * (1 + RAND() / 10 -0.065)" office:value-type="float" office:value="21.3494489039121" calcext:value-type="float">
            <text:p>21,3</text:p>
          </table:table-cell>
        </table:table-row>
        <table:table-row table:style-name="ro1">
          <table:table-cell office:value-type="time" office:time-value="PT15H00M00S" calcext:value-type="time">
            <text:p>15:00:00</text:p>
          </table:table-cell>
          <table:table-cell table:formula="of:=[.B37]*0.992" office:value-type="float" office:value="21.790822579714" calcext:value-type="float">
            <text:p>21,8</text:p>
          </table:table-cell>
          <table:table-cell table:formula="of:=[.B38] * (1 + RAND() / 10 -0.05)" office:value-type="float" office:value="22.8606328773081" calcext:value-type="float">
            <text:p>22,9</text:p>
          </table:table-cell>
          <table:table-cell table:formula="of:=[.B38] * (1 + RAND() / 10 -0.045)" office:value-type="float" office:value="22.2226869375127" calcext:value-type="float">
            <text:p>22,2</text:p>
          </table:table-cell>
          <table:table-cell table:formula="of:=[.B38] * (1 + RAND() / 10 -0.03)" office:value-type="float" office:value="22.791792941119" calcext:value-type="float">
            <text:p>22,8</text:p>
          </table:table-cell>
          <table:table-cell table:formula="of:=[.B38] * (1 + RAND() / 10 -0.08)" office:value-type="float" office:value="20.9674894272164" calcext:value-type="float">
            <text:p>21,0</text:p>
          </table:table-cell>
          <table:table-cell table:formula="of:=[.B38] * (1 + RAND() / 10 -0.065)" office:value-type="float" office:value="21.9428027752596" calcext:value-type="float">
            <text:p>21,9</text:p>
          </table:table-cell>
        </table:table-row>
        <table:table-row table:style-name="ro1">
          <table:table-cell office:value-type="time" office:time-value="PT15H15M00S" calcext:value-type="time">
            <text:p>15:15:00</text:p>
          </table:table-cell>
          <table:table-cell table:formula="of:=[.B38]*0.992" office:value-type="float" office:value="21.6164959990763" calcext:value-type="float">
            <text:p>21,6</text:p>
          </table:table-cell>
          <table:table-cell table:formula="of:=[.B39] * (1 + RAND() / 10 -0.05)" office:value-type="float" office:value="21.3408698641292" calcext:value-type="float">
            <text:p>21,3</text:p>
          </table:table-cell>
          <table:table-cell table:formula="of:=[.B39] * (1 + RAND() / 10 -0.045)" office:value-type="float" office:value="21.7460994566656" calcext:value-type="float">
            <text:p>21,7</text:p>
          </table:table-cell>
          <table:table-cell table:formula="of:=[.B39] * (1 + RAND() / 10 -0.03)" office:value-type="float" office:value="21.7223036533096" calcext:value-type="float">
            <text:p>21,7</text:p>
          </table:table-cell>
          <table:table-cell table:formula="of:=[.B39] * (1 + RAND() / 10 -0.08)" office:value-type="float" office:value="21.8778217201888" calcext:value-type="float">
            <text:p>21,9</text:p>
          </table:table-cell>
          <table:table-cell table:formula="of:=[.B39] * (1 + RAND() / 10 -0.065)" office:value-type="float" office:value="21.1450012954355" calcext:value-type="float">
            <text:p>21,1</text:p>
          </table:table-cell>
        </table:table-row>
        <table:table-row table:style-name="ro1">
          <table:table-cell office:value-type="time" office:time-value="PT15H30M00S" calcext:value-type="time">
            <text:p>15:30:00</text:p>
          </table:table-cell>
          <table:table-cell table:formula="of:=[.B39]*0.992" office:value-type="float" office:value="21.4435640310837" calcext:value-type="float">
            <text:p>21,4</text:p>
          </table:table-cell>
          <table:table-cell table:formula="of:=[.B40] * (1 + RAND() / 10 -0.05)" office:value-type="float" office:value="21.3121087443766" calcext:value-type="float">
            <text:p>21,3</text:p>
          </table:table-cell>
          <table:table-cell table:formula="of:=[.B40] * (1 + RAND() / 10 -0.045)" office:value-type="float" office:value="21.666415837072" calcext:value-type="float">
            <text:p>21,7</text:p>
          </table:table-cell>
          <table:table-cell table:formula="of:=[.B40] * (1 + RAND() / 10 -0.03)" office:value-type="float" office:value="21.8622678861348" calcext:value-type="float">
            <text:p>21,9</text:p>
          </table:table-cell>
          <table:table-cell table:formula="of:=[.B40] * (1 + RAND() / 10 -0.08)" office:value-type="float" office:value="21.0317501037633" calcext:value-type="float">
            <text:p>21,0</text:p>
          </table:table-cell>
          <table:table-cell table:formula="of:=[.B40] * (1 + RAND() / 10 -0.065)" office:value-type="float" office:value="21.659758718626" calcext:value-type="float">
            <text:p>21,7</text:p>
          </table:table-cell>
        </table:table-row>
        <table:table-row table:style-name="ro1">
          <table:table-cell office:value-type="time" office:time-value="PT15H45M00S" calcext:value-type="time">
            <text:p>15:45:00</text:p>
          </table:table-cell>
          <table:table-cell table:formula="of:=[.B40]*0.992" office:value-type="float" office:value="21.272015518835" calcext:value-type="float">
            <text:p>21,3</text:p>
          </table:table-cell>
          <table:table-cell table:formula="of:=[.B41] * (1 + RAND() / 10 -0.05)" office:value-type="float" office:value="21.5572131070062" calcext:value-type="float">
            <text:p>21,6</text:p>
          </table:table-cell>
          <table:table-cell table:formula="of:=[.B41] * (1 + RAND() / 10 -0.045)" office:value-type="float" office:value="21.5657289062212" calcext:value-type="float">
            <text:p>21,6</text:p>
          </table:table-cell>
          <table:table-cell table:formula="of:=[.B41] * (1 + RAND() / 10 -0.03)" office:value-type="float" office:value="22.6292938004588" calcext:value-type="float">
            <text:p>22,6</text:p>
          </table:table-cell>
          <table:table-cell table:formula="of:=[.B41] * (1 + RAND() / 10 -0.08)" office:value-type="float" office:value="20.5245412638586" calcext:value-type="float">
            <text:p>20,5</text:p>
          </table:table-cell>
          <table:table-cell table:formula="of:=[.B41] * (1 + RAND() / 10 -0.065)" office:value-type="float" office:value="20.9961575312854" calcext:value-type="float">
            <text:p>21,0</text:p>
          </table:table-cell>
        </table:table-row>
        <table:table-row table:style-name="ro1">
          <table:table-cell office:value-type="time" office:time-value="PT16H00M00S" calcext:value-type="time">
            <text:p>16:00:00</text:p>
          </table:table-cell>
          <table:table-cell table:formula="of:=[.B41]*0.992" office:value-type="float" office:value="21.1018393946843" calcext:value-type="float">
            <text:p>21,1</text:p>
          </table:table-cell>
          <table:table-cell table:formula="of:=[.B42] * (1 + RAND() / 10 -0.05)" office:value-type="float" office:value="21.5864341994518" calcext:value-type="float">
            <text:p>21,6</text:p>
          </table:table-cell>
          <table:table-cell table:formula="of:=[.B42] * (1 + RAND() / 10 -0.045)" office:value-type="float" office:value="20.7233917698099" calcext:value-type="float">
            <text:p>20,7</text:p>
          </table:table-cell>
          <table:table-cell table:formula="of:=[.B42] * (1 + RAND() / 10 -0.03)" office:value-type="float" office:value="20.5838816678564" calcext:value-type="float">
            <text:p>20,6</text:p>
          </table:table-cell>
          <table:table-cell table:formula="of:=[.B42] * (1 + RAND() / 10 -0.08)" office:value-type="float" office:value="19.9339009050144" calcext:value-type="float">
            <text:p>19,9</text:p>
          </table:table-cell>
          <table:table-cell table:formula="of:=[.B42] * (1 + RAND() / 10 -0.065)" office:value-type="float" office:value="21.3619686226273" calcext:value-type="float">
            <text:p>21,4</text:p>
          </table:table-cell>
        </table:table-row>
        <table:table-row table:style-name="ro1">
          <table:table-cell office:value-type="time" office:time-value="PT16H15M00S" calcext:value-type="time">
            <text:p>16:15:00</text:p>
          </table:table-cell>
          <table:table-cell table:formula="of:=[.B42]*0.992" office:value-type="float" office:value="20.9330246795269" calcext:value-type="float">
            <text:p>20,9</text:p>
          </table:table-cell>
          <table:table-cell table:formula="of:=[.B43] * (1 + RAND() / 10 -0.05)" office:value-type="float" office:value="20.6045600579608" calcext:value-type="float">
            <text:p>20,6</text:p>
          </table:table-cell>
          <table:table-cell table:formula="of:=[.B43] * (1 + RAND() / 10 -0.045)" office:value-type="float" office:value="20.7568842400669" calcext:value-type="float">
            <text:p>20,8</text:p>
          </table:table-cell>
          <table:table-cell table:formula="of:=[.B43] * (1 + RAND() / 10 -0.03)" office:value-type="float" office:value="20.5451450459863" calcext:value-type="float">
            <text:p>20,5</text:p>
          </table:table-cell>
          <table:table-cell table:formula="of:=[.B43] * (1 + RAND() / 10 -0.08)" office:value-type="float" office:value="20.3463307665868" calcext:value-type="float">
            <text:p>20,3</text:p>
          </table:table-cell>
          <table:table-cell table:formula="of:=[.B43] * (1 + RAND() / 10 -0.065)" office:value-type="float" office:value="21.6441405690509" calcext:value-type="float">
            <text:p>21,6</text:p>
          </table:table-cell>
        </table:table-row>
        <table:table-row table:style-name="ro1">
          <table:table-cell office:value-type="time" office:time-value="PT16H30M00S" calcext:value-type="time">
            <text:p>16:30:00</text:p>
          </table:table-cell>
          <table:table-cell table:formula="of:=[.B43]*0.992" office:value-type="float" office:value="20.7655604820907" calcext:value-type="float">
            <text:p>20,8</text:p>
          </table:table-cell>
          <table:table-cell table:formula="of:=[.B44] * (1 + RAND() / 10 -0.05)" office:value-type="float" office:value="20.6865709012714" calcext:value-type="float">
            <text:p>20,7</text:p>
          </table:table-cell>
          <table:table-cell table:formula="of:=[.B44] * (1 + RAND() / 10 -0.045)" office:value-type="float" office:value="20.6765172135263" calcext:value-type="float">
            <text:p>20,7</text:p>
          </table:table-cell>
          <table:table-cell table:formula="of:=[.B44] * (1 + RAND() / 10 -0.03)" office:value-type="float" office:value="20.3531303364864" calcext:value-type="float">
            <text:p>20,4</text:p>
          </table:table-cell>
          <table:table-cell table:formula="of:=[.B44] * (1 + RAND() / 10 -0.08)" office:value-type="float" office:value="20.1866022262351" calcext:value-type="float">
            <text:p>20,2</text:p>
          </table:table-cell>
          <table:table-cell table:formula="of:=[.B44] * (1 + RAND() / 10 -0.065)" office:value-type="float" office:value="19.6315203132562" calcext:value-type="float">
            <text:p>19,6</text:p>
          </table:table-cell>
        </table:table-row>
        <table:table-row table:style-name="ro1">
          <table:table-cell office:value-type="time" office:time-value="PT16H45M00S" calcext:value-type="time">
            <text:p>16:45:00</text:p>
          </table:table-cell>
          <table:table-cell table:formula="of:=[.B44]*0.992" office:value-type="float" office:value="20.5994359982339" calcext:value-type="float">
            <text:p>20,6</text:p>
          </table:table-cell>
          <table:table-cell table:formula="of:=[.B45] * (1 + RAND() / 10 -0.05)" office:value-type="float" office:value="21.4391065896662" calcext:value-type="float">
            <text:p>21,4</text:p>
          </table:table-cell>
          <table:table-cell table:formula="of:=[.B45] * (1 + RAND() / 10 -0.045)" office:value-type="float" office:value="20.3177014144634" calcext:value-type="float">
            <text:p>20,3</text:p>
          </table:table-cell>
          <table:table-cell table:formula="of:=[.B45] * (1 + RAND() / 10 -0.03)" office:value-type="float" office:value="21.4361827471447" calcext:value-type="float">
            <text:p>21,4</text:p>
          </table:table-cell>
          <table:table-cell table:formula="of:=[.B45] * (1 + RAND() / 10 -0.08)" office:value-type="float" office:value="19.0624112097488" calcext:value-type="float">
            <text:p>19,1</text:p>
          </table:table-cell>
          <table:table-cell table:formula="of:=[.B45] * (1 + RAND() / 10 -0.065)" office:value-type="float" office:value="21.2454485202575" calcext:value-type="float">
            <text:p>21,2</text:p>
          </table:table-cell>
        </table:table-row>
        <table:table-row table:style-name="ro1">
          <table:table-cell office:value-type="time" office:time-value="PT17H00M00S" calcext:value-type="time">
            <text:p>17:00:00</text:p>
          </table:table-cell>
          <table:table-cell table:formula="of:=[.B45]*0.992" office:value-type="float" office:value="20.4346405102481" calcext:value-type="float">
            <text:p>20,4</text:p>
          </table:table-cell>
          <table:table-cell table:formula="of:=[.B46] * (1 + RAND() / 10 -0.05)" office:value-type="float" office:value="19.5327990196023" calcext:value-type="float">
            <text:p>19,5</text:p>
          </table:table-cell>
          <table:table-cell table:formula="of:=[.B46] * (1 + RAND() / 10 -0.045)" office:value-type="float" office:value="20.2728788915277" calcext:value-type="float">
            <text:p>20,3</text:p>
          </table:table-cell>
          <table:table-cell table:formula="of:=[.B46] * (1 + RAND() / 10 -0.03)" office:value-type="float" office:value="21.780026016407" calcext:value-type="float">
            <text:p>21,8</text:p>
          </table:table-cell>
          <table:table-cell table:formula="of:=[.B46] * (1 + RAND() / 10 -0.08)" office:value-type="float" office:value="19.9064544243785" calcext:value-type="float">
            <text:p>19,9</text:p>
          </table:table-cell>
          <table:table-cell table:formula="of:=[.B46] * (1 + RAND() / 10 -0.065)" office:value-type="float" office:value="19.151935535763" calcext:value-type="float">
            <text:p>19,2</text:p>
          </table:table-cell>
        </table:table-row>
        <table:table-row table:style-name="ro1">
          <table:table-cell office:value-type="time" office:time-value="PT17H15M00S" calcext:value-type="time">
            <text:p>17:15:00</text:p>
          </table:table-cell>
          <table:table-cell table:formula="of:=[.B46]*0.992" office:value-type="float" office:value="20.2711633861661" calcext:value-type="float">
            <text:p>20,3</text:p>
          </table:table-cell>
          <table:table-cell table:formula="of:=[.B47] * (1 + RAND() / 10 -0.05)" office:value-type="float" office:value="20.7281607642616" calcext:value-type="float">
            <text:p>20,7</text:p>
          </table:table-cell>
          <table:table-cell table:formula="of:=[.B47] * (1 + RAND() / 10 -0.045)" office:value-type="float" office:value="19.5823868050984" calcext:value-type="float">
            <text:p>19,6</text:p>
          </table:table-cell>
          <table:table-cell table:formula="of:=[.B47] * (1 + RAND() / 10 -0.03)" office:value-type="float" office:value="21.2966462140611" calcext:value-type="float">
            <text:p>21,3</text:p>
          </table:table-cell>
          <table:table-cell table:formula="of:=[.B47] * (1 + RAND() / 10 -0.08)" office:value-type="float" office:value="19.7743162172144" calcext:value-type="float">
            <text:p>19,8</text:p>
          </table:table-cell>
          <table:table-cell table:formula="of:=[.B47] * (1 + RAND() / 10 -0.065)" office:value-type="float" office:value="18.9726312124678" calcext:value-type="float">
            <text:p>19,0</text:p>
          </table:table-cell>
        </table:table-row>
        <table:table-row table:style-name="ro1">
          <table:table-cell office:value-type="time" office:time-value="PT17H30M00S" calcext:value-type="time">
            <text:p>17:30:00</text:p>
          </table:table-cell>
          <table:table-cell table:formula="of:=[.B47]*0.992" office:value-type="float" office:value="20.1089940790767" calcext:value-type="float">
            <text:p>20,1</text:p>
          </table:table-cell>
          <table:table-cell table:formula="of:=[.B48] * (1 + RAND() / 10 -0.05)" office:value-type="float" office:value="20.4755923606822" calcext:value-type="float">
            <text:p>20,5</text:p>
          </table:table-cell>
          <table:table-cell table:formula="of:=[.B48] * (1 + RAND() / 10 -0.045)" office:value-type="float" office:value="19.6630043354717" calcext:value-type="float">
            <text:p>19,7</text:p>
          </table:table-cell>
          <table:table-cell table:formula="of:=[.B48] * (1 + RAND() / 10 -0.03)" office:value-type="float" office:value="19.6951787884555" calcext:value-type="float">
            <text:p>19,7</text:p>
          </table:table-cell>
          <table:table-cell table:formula="of:=[.B48] * (1 + RAND() / 10 -0.08)" office:value-type="float" office:value="18.6861225129322" calcext:value-type="float">
            <text:p>18,7</text:p>
          </table:table-cell>
          <table:table-cell table:formula="of:=[.B48] * (1 + RAND() / 10 -0.065)" office:value-type="float" office:value="19.6569609567406" calcext:value-type="float">
            <text:p>19,7</text:p>
          </table:table-cell>
        </table:table-row>
        <table:table-row table:style-name="ro1">
          <table:table-cell office:value-type="time" office:time-value="PT17H45M00S" calcext:value-type="time">
            <text:p>17:45:00</text:p>
          </table:table-cell>
          <table:table-cell table:formula="of:=[.B48]*0.992" office:value-type="float" office:value="19.9481221264441" calcext:value-type="float">
            <text:p>19,9</text:p>
          </table:table-cell>
          <table:table-cell table:formula="of:=[.B49] * (1 + RAND() / 10 -0.05)" office:value-type="float" office:value="20.4146711826739" calcext:value-type="float">
            <text:p>20,4</text:p>
          </table:table-cell>
          <table:table-cell table:formula="of:=[.B49] * (1 + RAND() / 10 -0.045)" office:value-type="float" office:value="19.4356510978288" calcext:value-type="float">
            <text:p>19,4</text:p>
          </table:table-cell>
          <table:table-cell table:formula="of:=[.B49] * (1 + RAND() / 10 -0.03)" office:value-type="float" office:value="21.1463522547216" calcext:value-type="float">
            <text:p>21,1</text:p>
          </table:table-cell>
          <table:table-cell table:formula="of:=[.B49] * (1 + RAND() / 10 -0.08)" office:value-type="float" office:value="19.9611826259714" calcext:value-type="float">
            <text:p>20,0</text:p>
          </table:table-cell>
          <table:table-cell table:formula="of:=[.B49] * (1 + RAND() / 10 -0.065)" office:value-type="float" office:value="20.4820656402928" calcext:value-type="float">
            <text:p>20,5</text:p>
          </table:table-cell>
        </table:table-row>
        <table:table-row table:style-name="ro1">
          <table:table-cell office:value-type="time" office:time-value="PT18H00M00S" calcext:value-type="time">
            <text:p>18:00:00</text:p>
          </table:table-cell>
          <table:table-cell table:formula="of:=[.B49]*0.992" office:value-type="float" office:value="19.7885371494326" calcext:value-type="float">
            <text:p>19,8</text:p>
          </table:table-cell>
          <table:table-cell table:formula="of:=[.B50] * (1 + RAND() / 10 -0.05)" office:value-type="float" office:value="20.0058110140729" calcext:value-type="float">
            <text:p>20,0</text:p>
          </table:table-cell>
          <table:table-cell table:formula="of:=[.B50] * (1 + RAND() / 10 -0.045)" office:value-type="float" office:value="19.0541296998031" calcext:value-type="float">
            <text:p>19,1</text:p>
          </table:table-cell>
          <table:table-cell table:formula="of:=[.B50] * (1 + RAND() / 10 -0.03)" office:value-type="float" office:value="19.7347846579816" calcext:value-type="float">
            <text:p>19,7</text:p>
          </table:table-cell>
          <table:table-cell table:formula="of:=[.B50] * (1 + RAND() / 10 -0.08)" office:value-type="float" office:value="20.1475330638323" calcext:value-type="float">
            <text:p>20,1</text:p>
          </table:table-cell>
          <table:table-cell table:formula="of:=[.B50] * (1 + RAND() / 10 -0.065)" office:value-type="float" office:value="20.1972804435166" calcext:value-type="float">
            <text:p>20,2</text:p>
          </table:table-cell>
        </table:table-row>
        <table:table-row table:style-name="ro1">
          <table:table-cell office:value-type="time" office:time-value="PT18H15M00S" calcext:value-type="time">
            <text:p>18:15:00</text:p>
          </table:table-cell>
          <table:table-cell table:formula="of:=[.B50]*0.992" office:value-type="float" office:value="19.6302288522371" calcext:value-type="float">
            <text:p>19,6</text:p>
          </table:table-cell>
          <table:table-cell table:formula="of:=[.B51] * (1 + RAND() / 10 -0.05)" office:value-type="float" office:value="19.9100693869438" calcext:value-type="float">
            <text:p>19,9</text:p>
          </table:table-cell>
          <table:table-cell table:formula="of:=[.B51] * (1 + RAND() / 10 -0.045)" office:value-type="float" office:value="19.1951903098135" calcext:value-type="float">
            <text:p>19,2</text:p>
          </table:table-cell>
          <table:table-cell table:formula="of:=[.B51] * (1 + RAND() / 10 -0.03)" office:value-type="float" office:value="19.9002441356334" calcext:value-type="float">
            <text:p>19,9</text:p>
          </table:table-cell>
          <table:table-cell table:formula="of:=[.B51] * (1 + RAND() / 10 -0.08)" office:value-type="float" office:value="20.0110602510769" calcext:value-type="float">
            <text:p>20,0</text:p>
          </table:table-cell>
          <table:table-cell table:formula="of:=[.B51] * (1 + RAND() / 10 -0.065)" office:value-type="float" office:value="18.5621096844797" calcext:value-type="float">
            <text:p>18,6</text:p>
          </table:table-cell>
        </table:table-row>
        <table:table-row table:style-name="ro1">
          <table:table-cell office:value-type="time" office:time-value="PT18H30M00S" calcext:value-type="time">
            <text:p>18:30:00</text:p>
          </table:table-cell>
          <table:table-cell table:formula="of:=[.B51]*0.992" office:value-type="float" office:value="19.4731870214192" calcext:value-type="float">
            <text:p>19,5</text:p>
          </table:table-cell>
          <table:table-cell table:formula="of:=[.B52] * (1 + RAND() / 10 -0.05)" office:value-type="float" office:value="19.1173931442501" calcext:value-type="float">
            <text:p>19,1</text:p>
          </table:table-cell>
          <table:table-cell table:formula="of:=[.B52] * (1 + RAND() / 10 -0.045)" office:value-type="float" office:value="19.1729988888181" calcext:value-type="float">
            <text:p>19,2</text:p>
          </table:table-cell>
          <table:table-cell table:formula="of:=[.B52] * (1 + RAND() / 10 -0.03)" office:value-type="float" office:value="19.6941707437083" calcext:value-type="float">
            <text:p>19,7</text:p>
          </table:table-cell>
          <table:table-cell table:formula="of:=[.B52] * (1 + RAND() / 10 -0.08)" office:value-type="float" office:value="18.2628383089892" calcext:value-type="float">
            <text:p>18,3</text:p>
          </table:table-cell>
          <table:table-cell table:formula="of:=[.B52] * (1 + RAND() / 10 -0.065)" office:value-type="float" office:value="18.3344435207655" calcext:value-type="float">
            <text:p>18,3</text:p>
          </table:table-cell>
        </table:table-row>
        <table:table-row table:style-name="ro1">
          <table:table-cell office:value-type="time" office:time-value="PT18H45M00S" calcext:value-type="time">
            <text:p>18:45:00</text:p>
          </table:table-cell>
          <table:table-cell table:formula="of:=[.B52]*0.992" office:value-type="float" office:value="19.3174015252479" calcext:value-type="float">
            <text:p>19,3</text:p>
          </table:table-cell>
          <table:table-cell table:formula="of:=[.B53] * (1 + RAND() / 10 -0.05)" office:value-type="float" office:value="18.7271503027912" calcext:value-type="float">
            <text:p>18,7</text:p>
          </table:table-cell>
          <table:table-cell table:formula="of:=[.B53] * (1 + RAND() / 10 -0.045)" office:value-type="float" office:value="20.2980781883755" calcext:value-type="float">
            <text:p>20,3</text:p>
          </table:table-cell>
          <table:table-cell table:formula="of:=[.B53] * (1 + RAND() / 10 -0.03)" office:value-type="float" office:value="19.0441562575739" calcext:value-type="float">
            <text:p>19,0</text:p>
          </table:table-cell>
          <table:table-cell table:formula="of:=[.B53] * (1 + RAND() / 10 -0.08)" office:value-type="float" office:value="18.7750920240647" calcext:value-type="float">
            <text:p>18,8</text:p>
          </table:table-cell>
          <table:table-cell table:formula="of:=[.B53] * (1 + RAND() / 10 -0.065)" office:value-type="float" office:value="18.1693735528464" calcext:value-type="float">
            <text:p>18,2</text:p>
          </table:table-cell>
        </table:table-row>
        <table:table-row table:style-name="ro1">
          <table:table-cell office:value-type="time" office:time-value="PT19H00M00S" calcext:value-type="time">
            <text:p>19:00:00</text:p>
          </table:table-cell>
          <table:table-cell table:formula="of:=[.B53]*0.992" office:value-type="float" office:value="19.1628623130459" calcext:value-type="float">
            <text:p>19,2</text:p>
          </table:table-cell>
          <table:table-cell table:formula="of:=[.B54] * (1 + RAND() / 10 -0.05)" office:value-type="float" office:value="18.7486952508581" calcext:value-type="float">
            <text:p>18,7</text:p>
          </table:table-cell>
          <table:table-cell table:formula="of:=[.B54] * (1 + RAND() / 10 -0.045)" office:value-type="float" office:value="20.0529375324058" calcext:value-type="float">
            <text:p>20,1</text:p>
          </table:table-cell>
          <table:table-cell table:formula="of:=[.B54] * (1 + RAND() / 10 -0.03)" office:value-type="float" office:value="19.865875834597" calcext:value-type="float">
            <text:p>19,9</text:p>
          </table:table-cell>
          <table:table-cell table:formula="of:=[.B54] * (1 + RAND() / 10 -0.08)" office:value-type="float" office:value="18.294155772551" calcext:value-type="float">
            <text:p>18,3</text:p>
          </table:table-cell>
          <table:table-cell table:formula="of:=[.B54] * (1 + RAND() / 10 -0.065)" office:value-type="float" office:value="19.304234609795" calcext:value-type="float">
            <text:p>19,3</text:p>
          </table:table-cell>
        </table:table-row>
        <table:table-row table:style-name="ro1">
          <table:table-cell office:value-type="time" office:time-value="PT19H15M00S" calcext:value-type="time">
            <text:p>19:15:00</text:p>
          </table:table-cell>
          <table:table-cell table:formula="of:=[.B54]*0.992" office:value-type="float" office:value="19.0095594145415" calcext:value-type="float">
            <text:p>19,0</text:p>
          </table:table-cell>
          <table:table-cell table:formula="of:=[.B55] * (1 + RAND() / 10 -0.05)" office:value-type="float" office:value="19.6952969989585" calcext:value-type="float">
            <text:p>19,7</text:p>
          </table:table-cell>
          <table:table-cell table:formula="of:=[.B55] * (1 + RAND() / 10 -0.045)" office:value-type="float" office:value="18.8539516217552" calcext:value-type="float">
            <text:p>18,9</text:p>
          </table:table-cell>
          <table:table-cell table:formula="of:=[.B55] * (1 + RAND() / 10 -0.03)" office:value-type="float" office:value="19.2469613633294" calcext:value-type="float">
            <text:p>19,2</text:p>
          </table:table-cell>
          <table:table-cell table:formula="of:=[.B55] * (1 + RAND() / 10 -0.08)" office:value-type="float" office:value="18.4832920056814" calcext:value-type="float">
            <text:p>18,5</text:p>
          </table:table-cell>
          <table:table-cell table:formula="of:=[.B55] * (1 + RAND() / 10 -0.065)" office:value-type="float" office:value="19.4400555158381" calcext:value-type="float">
            <text:p>19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6:27:09.575000184</meta:creation-date>
    <dc:date>2018-07-08T16:46:46.656683731</dc:date>
    <meta:editing-duration>PT8M7S</meta:editing-duration>
    <meta:editing-cycles>1</meta:editing-cycles>
    <meta:document-statistic meta:table-count="1" meta:cell-count="385" meta:object-count="0"/>
    <meta:generator>LibreOffice/6.0.2.1$Linux_X86_64 LibreOffice_project/00m0$Build-1</meta:generator>
  </office:meta>
</office:document-meta>
</file>